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8715in" style:rel-column-width="8530*"/>
    </style:style>
    <style:style style:name="Table1.B" style:family="table-column">
      <style:table-column-properties style:column-width="4.2514in" style:rel-column-width="41614*"/>
    </style:style>
    <style:style style:name="Table1.C" style:family="table-column">
      <style:table-column-properties style:column-width="1.5722in" style:rel-column-width="15391*"/>
    </style:style>
    <style:style style:name="Table1.1" style:family="table-row">
      <style:table-row-properties style:min-row-height="0.1896in"/>
    </style:style>
    <style:style style:name="Table1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80808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5f3824" officeooo:paragraph-rsid="005f62ea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5f3824" officeooo:paragraph-rsid="005f3824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5f62ea" officeooo:paragraph-rsid="006d1030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16e49d" officeooo:paragraph-rsid="002b029e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16e49d" officeooo:paragraph-rsid="0018d041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paragraph-rsid="001d53b8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paragraph-rsid="00663a4c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rsid="003bd48a" officeooo:paragraph-rsid="0066a66b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rsid="003bd48a" officeooo:paragraph-rsid="00664dfb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664dfb" officeooo:paragraph-rsid="00664dfb"/>
    </style:style>
    <style:style style:name="P12" style:family="paragraph" style:parent-style-name="Standard">
      <style:paragraph-properties fo:text-align="start" style:justify-single-word="false">
        <style:tab-stops>
          <style:tab-stop style:position="3.5602in"/>
        </style:tab-stops>
      </style:paragraph-properties>
      <style:text-properties fo:color="#0000ff" style:font-name="Liberation Sans" officeooo:paragraph-rsid="005cfba5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style:use-window-font-color="true" style:font-name="Liberation Sans" officeooo:paragraph-rsid="006c6676"/>
    </style:style>
    <style:style style:name="P14" style:family="paragraph" style:parent-style-name="Text_20_body">
      <style:paragraph-properties fo:text-align="start" style:justify-single-word="false"/>
      <style:text-properties fo:color="#0000ff" style:font-name="Liberation Sans"/>
    </style:style>
    <style:style style:name="P15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 officeooo:paragraph-rsid="005dc308"/>
    </style:style>
    <style:style style:name="P17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18d041" officeooo:paragraph-rsid="0018d041" fo:background-color="transparent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5f62ea" officeooo:paragraph-rsid="005f62ea" fo:background-color="transparent" style:font-weight-asian="bold" style:font-weight-complex="bold"/>
    </style:style>
    <style:style style:name="P19" style:family="paragraph" style:parent-style-name="Standard">
      <style:paragraph-properties fo:text-align="end" style:justify-single-word="false"/>
      <style:text-properties officeooo:paragraph-rsid="007ddb87"/>
    </style:style>
    <style:style style:name="P20" style:family="paragraph" style:parent-style-name="Heading_20_2">
      <style:paragraph-properties fo:text-align="start" style:justify-single-word="false"/>
      <style:text-properties style:font-name="Liberation Sans" officeooo:rsid="005c9437" officeooo:paragraph-rsid="005c9437"/>
    </style:style>
    <style:style style:name="P21" style:family="paragraph">
      <loext:graphic-properties draw:fill="none" draw:fill-color="#ffffff"/>
      <style:text-properties style:font-name="Liberation Sans" fo:font-size="12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style:use-window-font-color="true" style:font-name="Liberation Sans" fo:font-size="12pt"/>
    </style:style>
    <style:style style:name="P24" style:family="paragraph">
      <style:paragraph-properties fo:margin-left="0.4in" fo:margin-right="0in" fo:text-indent="-0.3941in"/>
    </style:style>
    <style:style style:name="P25" style:family="paragraph">
      <loext:graphic-properties draw:fill="none" draw:fill-color="#ffffff"/>
      <style:paragraph-properties fo:margin-left="0.4in" fo:margin-right="0in" fo:text-indent="-0.3941in"/>
      <style:text-properties fo:color="#800000" style:font-name="Liberation Sans"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="none" draw:fill-color="#ffffff"/>
      <style:text-properties fo:color="#800000" style:font-name="Liberation Sans" fo:font-size="12pt"/>
    </style:style>
    <style:style style:name="P27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P28" style:family="paragraph">
      <loext:graphic-properties draw:fill="none" draw:fill-color="#ffffff"/>
      <style:paragraph-properties fo:text-align="end"/>
      <style:text-properties style:font-name="Liberation Sans" fo:font-size="10pt" style:font-size-asian="10pt" style:font-size-complex="10pt"/>
    </style:style>
    <style:style style:name="P29" style:family="paragraph">
      <loext:graphic-properties draw:fill="none" draw:fill-color="#ffffff"/>
      <style:text-properties style:use-window-font-color="true" style:font-name="Liberation Sans" fo:font-size="12pt"/>
    </style:style>
    <style:style style:name="P30" style:family="paragraph">
      <style:text-properties fo:font-size="10pt" style:font-size-asian="10pt" style:font-size-complex="10pt"/>
    </style:style>
    <style:style style:name="P31" style:family="paragraph">
      <loext:graphic-properties draw:fill="none" draw:fill-color="#ffffff"/>
      <style:text-properties style:use-window-font-color="true" style:font-name="Liberation Sans" fo:font-size="10pt" style:font-size-asian="10pt" style:font-size-complex="10pt"/>
    </style:style>
    <style:style style:name="T1" style:family="text">
      <style:text-properties officeooo:rsid="005f62ea"/>
    </style:style>
    <style:style style:name="T2" style:family="text">
      <style:text-properties style:use-window-font-color="true"/>
    </style:style>
    <style:style style:name="T3" style:family="text">
      <style:text-properties officeooo:rsid="003bd48a"/>
    </style:style>
    <style:style style:name="T4" style:family="text">
      <style:text-properties style:font-name="Liberation Sans" fo:font-size="12pt"/>
    </style:style>
    <style:style style:name="T5" style:family="text">
      <style:text-properties style:use-window-font-color="true" style:font-name="Liberation Sans" fo:font-size="12pt"/>
    </style:style>
    <style:style style:name="T6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Liberation Sans" fo:font-size="10pt" style:font-size-asian="10pt" style:font-size-complex="10pt"/>
    </style:style>
    <style:style style:name="T8" style:family="text">
      <style:text-properties style:use-window-font-color="true" style:font-name="Liberation Sans"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63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201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5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  <text:user-field-decl office:value-type="string" office:string-value="Bezeichnung" text:name="bezeichnung"/>
        <text:user-field-decl office:value-type="string" office:string-value="Strasse" text:name="strasse"/>
        <text:user-field-decl office:value-type="string" office:string-value="Nr." text:name="hausNummer"/>
        <text:user-field-decl office:value-type="string" office:string-value="PLZ" text:name="plz"/>
        <text:user-field-decl office:value-type="string" office:string-value="Ort" text:name="ort"/>
        <text:user-field-decl office:value-type="string" office:string-value="Bezeichnung" text:name="kunde.bezeichnu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Nr." text:name="kunde.id"/>
      </text:user-field-decls>
      <text:p text:style-name="P12"/>
      <text:p text:style-name="P14"/>
      <text:p text:style-name="P16"><text:tab/><text:span text:style-name="T2"><text:user-field-get text:name="kunde.bezeichnung">Bezeichnung</text:user-field-get></text:span></text:p>
      <text:p text:style-name="P13"><text:tab/><text:user-field-get text:name="kunde.strasse">Strasse</text:user-field-get> <text:user-field-get text:name="kunde.hausNummer">Nr.</text:user-field-get></text:p>
      <text:p text:style-name="P13"><text:tab/><text:user-field-get text:name="kunde.plz">PLZ</text:user-field-get> <text:user-field-get text:name="kunde.ort">Ort</text:user-field-get></text:p>
      <text:p text:style-name="P15"/>
      <text:p text:style-name="P15"/>
      <text:h text:style-name="P20" text:outline-level="2"><draw:frame text:anchor-type="as-char" svg:y="-0.2098in" draw:z-index="3" draw:name="titel" draw:style-name="gr2" draw:text-style-name="P25" svg:width="4.835in" svg:height="0.2567in"><draw:text-box><text:p text:style-name="P24"><text:span text:style-name="T6">Titel</text:span></text:p></draw:text-box></draw:frame></text:h>
      <text:p text:style-name="P2">Kunde Nr. <text:user-field-get text:name="kunde.id">Nr.</text:user-field-get></text:p>
      <text:p text:style-name="P3">Rechnung Nr. <draw:frame text:anchor-type="as-char" svg:y="-0.1535in" draw:z-index="4" draw:name="id" draw:style-name="gr1" draw:text-style-name="P26" svg:width="0.8043in" svg:height="0.1925in"><draw:text-box><text:p><text:span text:style-name="T4">Nr.</text:span></text:p></draw:text-box></draw:frame></text:p>
      <text:p text:style-name="P4">Rechungsdatum <draw:frame text:anchor-type="as-char" svg:y="-0.1634in" draw:z-index="11" draw:name="rechnungsDatum | date: &quot;dd.MM.yyyy&quot;" draw:style-name="gr1" draw:text-style-name="P26" svg:width="1.1114in" svg:height="0.1925in"><draw:text-box><text:p><text:span text:style-name="T4">Datum</text:span></text:p></draw:text-box></draw:frame></text:p>
      <text:p text:style-name="P4">Fälligkeit <draw:frame text:anchor-type="as-char" svg:y="-0.1634in" draw:z-index="12" draw:name="faelligkeitsDatum | date: &quot;dd.MM.yyyy&quot;" draw:style-name="gr1" draw:text-style-name="P26" svg:width="1.0713in" svg:height="0.1925in"><draw:text-box><text:p><text:span text:style-name="T4">Datum</text:span></text:p></draw:text-box></draw:frame></text:p>
      <text:p text:style-name="P3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7"><text:span text:style-name="T1">Abo </text:span>Nr.</text:p>
            </table:table-cell>
            <table:table-cell table:style-name="Table1.A1" office:value-type="string">
              <text:p text:style-name="P18">Abo</text:p>
            </table:table-cell>
            <table:table-cell table:style-name="Table1.C1" office:value-type="string">
              <text:p text:style-name="P18">Betrag</text:p>
            </table:table-cell>
          </table:table-row>
        </table:table-header-rows>
        <table:table-row>
          <table:table-cell table:style-name="Table1.A2" office:value-type="string">
            <text:p text:style-name="P6"><draw:frame text:anchor-type="as-char" svg:y="-0.1437in" draw:z-index="0" draw:name="abo.id" draw:style-name="gr1" draw:text-style-name="P21" svg:width="0.763in" svg:height="0.1925in"><draw:text-box><text:p><text:span text:style-name="T4">Nr.</text:span></text:p></draw:text-box></draw:frame></text:p>
          </table:table-cell>
          <table:table-cell table:style-name="Table1.B2" office:value-type="string">
            <text:p text:style-name="P7"><draw:frame text:anchor-type="as-char" svg:y="-0.1437in" draw:z-index="1" draw:name="abo.abotypName" draw:style-name="gr1" draw:text-style-name="P21" svg:width="4.0106in" svg:height="0.1925in"><draw:text-box><text:p><text:span text:style-name="T4">Abo</text:span></text:p></draw:text-box></draw:frame></text:p>
          </table:table-cell>
          <table:table-cell table:style-name="Table1.C2" office:value-type="string">
            <text:p text:style-name="P8"><draw:frame text:anchor-type="as-char" svg:y="-0.1437in" draw:z-index="2" draw:name="betrag | number: &quot;###,000.00&quot;" draw:style-name="gr1" draw:text-style-name="P23" svg:width="0.6496in" svg:height="0.1925in"><draw:text-box><text:p text:style-name="P22"><text:span text:style-name="T5">100</text:span></text:p></draw:text-box></draw:frame> <draw:frame text:anchor-type="as-char" svg:y="-0.1437in" draw:z-index="10" draw:name="waehrung" draw:style-name="gr1" draw:text-style-name="P29" svg:width="0.6496in" svg:height="0.1925in"><draw:text-box><text:p><text:span text:style-name="T5">CHF</text:span></text:p></draw:text-box></draw:frame></text:p>
          </table:table-cell>
        </table:table-row>
      </table:table>
      <text:p text:style-name="P9"/>
      <text:p text:style-name="P10"/>
      <text:p text:style-name="P11"><text:span text:style-name="T3">M</text:span>it freundlichen Grüssen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vertical-align="bottom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style style:name="MP2" style:family="paragraph" style:parent-style-name="Standard">
      <style:paragraph-properties fo:text-align="end" style:justify-single-word="false"/>
      <style:text-properties officeooo:paragraph-rsid="007ddb87"/>
    </style:style>
    <style:style style:name="MP3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MP4" style:family="paragraph">
      <style:paragraph-properties fo:text-align="end"/>
    </style:style>
    <style:style style:name="MP5" style:family="paragraph">
      <loext:graphic-properties draw:fill="none" draw:fill-color="#ffffff"/>
      <style:paragraph-properties fo:text-align="end"/>
      <style:text-properties style:font-name="Liberation Sans" fo:font-size="10pt" style:font-size-asian="10pt" style:font-size-complex="10pt"/>
    </style:style>
    <style:style style:name="MP6" style:family="paragraph">
      <style:text-properties fo:font-size="10pt" style:font-size-asian="10pt" style:font-size-complex="10pt"/>
    </style:style>
    <style:style style:name="MP7" style:family="paragraph">
      <loext:graphic-properties draw:fill="none" draw:fill-color="#ffffff"/>
      <style:text-properties style:use-window-font-color="true" style:font-name="Liberation Sans" fo:font-size="10pt" style:font-size-asian="10pt" style:font-size-complex="10pt"/>
    </style:style>
    <style:style style:name="MT1" style:family="text">
      <style:text-properties style:font-name="Liberation Sans" fo:font-size="10pt" style:font-size-asian="10pt" style:font-size-complex="10pt"/>
    </style:style>
    <style:style style:name="MT2" style:family="text">
      <style:text-properties style:use-window-font-color="true" style:font-name="Liberation Sans" fo:font-size="10pt" style:font-size-asian="10pt" style:font-size-complex="10pt"/>
    </style:style>
    <style:style style:name="Mgr1" style:family="graphic">
      <style:graphic-properties draw:stroke="none" svg:stroke-color="#000000" draw:fill="none" draw:fill-color="#ffffff" fo:min-height="0.35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6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color="#000000" draw:fill="none" draw:fill-color="#ffffff" fo:min-height="0.5201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729fcf"/>
      </style:header-style>
      <style:footer-style>
        <style:header-footer-properties svg:height="2.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OpenOlitor</text:p>
      </style:header>
      <style:footer>
        <text:p text:style-name="MP2"><draw:frame text:anchor-type="paragraph" draw:z-index="6" draw:name="referenzNummer" draw:style-name="Mgr1" draw:text-style-name="MP3" svg:width="3.2016in" svg:height="0.3504in" svg:x="3.6799in" svg:y="0.9799in"><draw:text-box><text:p><text:span text:style-name="MT1">Referenznummer</text:span></text:p></draw:text-box></draw:frame><draw:frame text:anchor-type="paragraph" draw:z-index="7" draw:name="betrag | number: &quot;###,000.00&quot; " draw:style-name="Mgr2" draw:text-style-name="MP5" svg:width="0.9343in" svg:height="0.2488in" svg:x="-0.3354in" svg:y="1.4701in"><draw:text-box><text:p text:style-name="MP4"><text:span text:style-name="MT1">Betrag</text:span></text:p></draw:text-box></draw:frame><draw:frame text:anchor-type="paragraph" draw:z-index="8" draw:style-name="Mgr3" draw:text-style-name="MP3" svg:width="1.3921in" svg:height="0.635in" svg:x="0.0055in" svg:y="0.2035in"><draw:text-box><text:p><text:span text:style-name="MT1">OpenOlitor</text:span></text:p><text:p><text:span text:style-name="MT1">Wasserwerkgasse 2</text:span></text:p><text:p><text:span text:style-name="MT1">3011 Bern</text:span></text:p></draw:text-box></draw:frame><draw:frame text:anchor-type="paragraph" draw:z-index="9" draw:style-name="Mgr4" draw:text-style-name="MP5" svg:width="1.2122in" svg:height="0.2559in" svg:x="-0.2693in" svg:y="1.1508in"><draw:text-box><text:p text:style-name="MP4"><text:span text:style-name="MT1">01-0000-01</text:span></text:p></draw:text-box></draw:frame><draw:frame text:anchor-type="paragraph" draw:z-index="5" draw:name="esrNummer" draw:style-name="Mgr5" draw:text-style-name="MP3" svg:width="4.0098in" svg:height="0.5205in" svg:x="3.472in" svg:y="2.2665in"><draw:text-box><text:p><text:span text:style-name="MT1">ESR Nummer</text:span></text:p></draw:text-box></draw:frame><draw:frame text:anchor-type="paragraph" draw:z-index="13" draw:name="waehrung" draw:style-name="Mgr6" draw:text-style-name="MP7" svg:width="0.3378in" svg:height="0.1925in" svg:x="0.65in" svg:y="1.4701in"><draw:text-box><text:p text:style-name="MP6"><text:span text:style-name="MT2">CHF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6-06-05T21:45:57.163767649</dc:date>
    <meta:editing-duration>PT4H59M34S</meta:editing-duration>
    <meta:editing-cycles>107</meta:editing-cycles>
    <meta:generator>LibreOffice/5.0.5.2$Linux_X86_64 LibreOffice_project/00m0$Build-2</meta:generator>
    <meta:document-statistic meta:table-count="1" meta:image-count="0" meta:object-count="0" meta:page-count="1" meta:paragraph-count="16" meta:word-count="20" meta:character-count="134" meta:non-whitespace-character-count="119"/>
  </office:meta>
</office:document-meta>
</file>